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officeooo:paragraph-rsid="00182003"/>
    </style:style>
    <style:style style:name="P8" style:family="paragraph" style:parent-style-name="Text_20_body" style:list-style-name="L3">
      <style:text-properties officeooo:paragraph-rsid="00182003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1b5a12"/>
    </style:style>
    <style:style style:name="T2" style:family="text">
      <style:text-properties officeooo:rsid="00182003"/>
    </style:style>
    <style:style style:name="T3" style:family="text">
      <style:text-properties officeooo:rsid="0019dff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Maximum of Three:</text:span></text:p>
      <text:list text:style-name="L1">
        <text:list-item>
          <text:p text:style-name="P1"><text:span text:style-name="Strong_20_Emphasis">Problem:</text:span> Write a program that takes three integers as input and prints the largest of the three.</text:p>
        </text:list-item>
        <text:list-item>
          <text:p text:style-name="P1"><text:span text:style-name="Strong_20_Emphasis">Example:</text:span></text:p>
          <text:list>
            <text:list-item>
              <text:p text:style-name="P2">Input: 5, 12, 3 </text:p>
            </text:list-item>
            <text:list-item>
              <text:p text:style-name="P2">Output: 12 </text:p>
            </text:list-item>
          </text:list>
        </text:list-item>
        <text:list-item>
          <text:p text:style-name="P1"><text:span text:style-name="Strong_20_Emphasis">Hint:</text:span> Use <text:span text:style-name="Source_20_Text">if</text:span>, <text:span text:style-name="Source_20_Text">elif</text:span>, and <text:span text:style-name="Source_20_Text">else</text:span> to compare the numbers. You might need to use the <text:span text:style-name="Source_20_Text">and</text:span> operator.</text:p>
        </text:list-item>
      </text:list>
      <text:p text:style-name="Text_20_body"><text:span text:style-name="Strong_20_Emphasis">2. Triangle Type:</text:span></text:p>
      <text:list text:style-name="L2">
        <text:list-item>
          <text:p text:style-name="P3"><text:span text:style-name="Strong_20_Emphasis">Problem:</text:span> Write a program that takes three side lengths of a triangle as input. Determine if the triangle is equilateral (all sides equal), isosceles (two sides equal), or scalene (no sides equal).</text:p>
        </text:list-item>
        <text:list-item>
          <text:p text:style-name="P3"><text:span text:style-name="Strong_20_Emphasis">Example:</text:span></text:p>
          <text:list>
            <text:list-item>
              <text:p text:style-name="P4">Input: 5, 5, 5 </text:p>
            </text:list-item>
            <text:list-item>
              <text:p text:style-name="P4">Output: Equilateral </text:p>
            </text:list-item>
          </text:list>
        </text:list-item>
        <text:list-item>
          <text:p text:style-name="P3"><text:span text:style-name="Strong_20_Emphasis">Hint:</text:span> Use <text:span text:style-name="Source_20_Text">if</text:span>, <text:span text:style-name="Source_20_Text">elif</text:span>, and <text:span text:style-name="Source_20_Text">else</text:span> to compare the side lengths.</text:p>
        </text:list-item>
      </text:list>
      <text:p text:style-name="Text_20_body"><text:span text:style-name="Strong_20_Emphasis">3. Quadrant Finder:</text:span></text:p>
      <text:list text:style-name="L3">
        <text:list-item>
          <text:p text:style-name="P5"><text:span text:style-name="Strong_20_Emphasis">Problem:</text:span> Write a program that takes the x and y coordinates of a point as input. Print the quadrant in which the point lies (I, II, III, or IV). Assume the point will not lie on an axis.</text:p>
        </text:list-item>
        <text:list-item>
          <text:p text:style-name="P5"><text:span text:style-name="Strong_20_Emphasis">Example:</text:span></text:p>
          <text:list>
            <text:list-item>
              <text:p text:style-name="P6">Input: x = 2, y = -3 </text:p>
            </text:list-item>
            <text:list-item>
              <text:p text:style-name="P6">Output: IV <text:span text:style-name="T1">(fourth quadrant)</text:span> </text:p>
            </text:list-item>
          </text:list>
        </text:list-item>
        <text:list-item>
          <text:p text:style-name="P5"><text:span text:style-name="Strong_20_Emphasis">Hint:</text:span> Remember the signs of x and y in each quadrant:</text:p>
          <text:list>
            <text:list-item>
              <text:p text:style-name="P6">I <text:span text:style-name="T2">(first quadrant)</text:span>: x &gt; 0, y &gt; 0 <text:s text:c="3"/></text:p>
            </text:list-item>
            <text:list-item>
              <text:p text:style-name="P7">II <text:span text:style-name="T2">(</text:span><text:span text:style-name="T3">second</text:span><text:span text:style-name="T2"> quadrant)</text:span>: x &lt; 0, y &gt; 0 </text:p>
            </text:list-item>
            <text:list-item>
              <text:p text:style-name="P7">III <text:span text:style-name="T2">(</text:span><text:span text:style-name="T3">third</text:span><text:span text:style-name="T2"> quadrant)</text:span>: x &lt; 0, y &lt; 0 </text:p>
            </text:list-item>
            <text:list-item>
              <text:p text:style-name="P8">IV <text:span text:style-name="T2">(</text:span><text:span text:style-name="T3">fourth</text:span><text:span text:style-name="T2"> quadrant)</text:span>: x &gt; 0, y &lt; 0 </text:p>
            </text:list-item>
          </text:list>
        </text:list-item>
      </text:list>
      <text:p text:style-name="Text_20_body"><text:span text:style-name="Strong_20_Emphasis">4. Change Calculator:</text:span></text:p>
      <text:list text:style-name="L4">
        <text:list-item>
          <text:p text:style-name="P9"><text:span text:style-name="Strong_20_Emphasis">Problem:</text:span> Write a program that calculates the minimum number of coins needed to make change for a given amount in cents (under 100 cents). Use quarters (25 cents), dimes (10 cents), nickels (5 cents), and pennies (1 cent).</text:p>
        </text:list-item>
        <text:list-item>
          <text:p text:style-name="P9"><text:span text:style-name="Strong_20_Emphasis">Example:</text:span></text:p>
          <text:list>
            <text:list-item>
              <text:p text:style-name="P10">Input: 68 cents </text:p>
            </text:list-item>
            <text:list-item>
              <text:p text:style-name="P10">Output: 2 quarters, 1 dime, 1 nickel, 3 pennies </text:p>
            </text:list-item>
          </text:list>
        </text:list-item>
        <text:list-item>
          <text:p text:style-name="P9"><text:span text:style-name="Strong_20_Emphasis">Hint:</text:span> Use integer division (<text:span text:style-name="Source_20_Text">//</text:span>) and the modulo operator (<text:span text:style-name="Source_20_Text">%</text:span>) to find the number of each coin.</text:p>
        </text:list-item>
      </text:list>
      <text:p text:style-name="Text_20_body"><text:span text:style-name="Strong_20_Emphasis">5. Weekday Calculator:</text:span></text:p>
      <text:list text:style-name="L5">
        <text:list-item>
          <text:p text:style-name="P11"><text:soft-page-break/><text:span text:style-name="Strong_20_Emphasis">Problem:</text:span> Write a program that takes a number from 1 to 7 as input, representing the days of the week (1 for Monday, 2 for Tuesday, etc.). Print the corresponding day's name.</text:p>
        </text:list-item>
        <text:list-item>
          <text:p text:style-name="P11"><text:span text:style-name="Strong_20_Emphasis">Example:</text:span></text:p>
          <text:list>
            <text:list-item>
              <text:p text:style-name="P12">Input: 4 </text:p>
            </text:list-item>
            <text:list-item>
              <text:p text:style-name="P12">Output: Thursday </text:p>
            </text:list-item>
          </text:list>
        </text:list-item>
        <text:list-item>
          <text:p text:style-name="P11"><text:span text:style-name="Strong_20_Emphasis">Hint:</text:span> Use <text:span text:style-name="Source_20_Text">if</text:span>, <text:span text:style-name="Source_20_Text">elif</text:span>, and <text:span text:style-name="Source_20_Text">else</text:span> to match the number to the day.</text:p>
        </text:list-item>
      </text:list>
      <text:p text:style-name="Text_20_body">These exercises focus on applying conditional statements to basic mathematical concepts. They encourage problem-solving and logical thinking using Pyth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8T22:26:31.160000000</dc:date>
    <meta:editing-duration>PT2M28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5" meta:word-count="371" meta:character-count="1891" meta:non-whitespace-character-count="1567"/>
  </office:meta>
</office:document-meta>
</file>